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FMono-Regular" svg:font-family="SFMono-Regular, Menlo, Monaco, Consolas, 'liberation mono', 'courier new', monospace"/>
    <style:font-face style:name="source sans pro" svg:font-family="'source sans pro', apple-system, BlinkMacSystemFont, 'segoe ui', Roboto, 'helvetica neue', Arial, sans-serif, 'apple color emoji', 'segoe ui emoji', 'segoe ui symbol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fo:text-align="start" style:justify-single-word="false" fo:orphans="2" fo:widows="2" fo:text-indent="0cm" style:auto-text-indent="false" fo:background-color="#f6f6f6">
        <style:background-image/>
      </style:paragraph-properties>
    </style:style>
    <style:style style:name="P2" style:family="paragraph" style:parent-style-name="Preformatted_20_Text">
      <style:paragraph-properties fo:margin-top="0cm" fo:margin-bottom="0cm" fo:text-align="start" style:justify-single-word="false" fo:orphans="2" fo:widows="2" fo:background-color="#f6f6f6">
        <style:background-image/>
      </style:paragraph-properties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>
      <style:paragraph-properties fo:break-before="page"/>
    </style:style>
    <style:style style:name="P7" style:family="paragraph" style:parent-style-name="Text_20_body">
      <style:paragraph-properties fo:margin-left="0cm" fo:margin-right="0cm" fo:margin-top="0cm" fo:margin-bottom="0.212cm" fo:text-align="start" style:justify-single-word="false" fo:orphans="2" fo:widows="2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.212cm" fo:text-align="start" style:justify-single-word="false" fo:orphans="2" fo:widows="2" fo:text-indent="0cm" style:auto-text-indent="false"/>
      <style:text-properties fo:font-variant="normal" fo:text-transform="none" fo:color="#222222" style:font-name="source sans pro" fo:font-size="13.5pt" fo:letter-spacing="normal" fo:font-style="normal" fo:font-weight="normal"/>
    </style:style>
    <style:style style:name="P9" style:family="paragraph" style:parent-style-name="Text_20_body" style:list-style-name="L4">
      <style:paragraph-properties fo:margin-top="0cm" fo:margin-bottom="0.212cm" fo:text-align="start" style:justify-single-word="false" fo:orphans="2" fo:widows="2"/>
    </style:style>
    <style:style style:name="T1" style:family="text">
      <style:text-properties fo:font-variant="normal" fo:text-transform="none" fo:color="#8f5902" style:font-name="SFMono-Regular" fo:font-size="10.5pt" fo:letter-spacing="normal" fo:font-style="normal" fo:font-weight="normal"/>
    </style:style>
    <style:style style:name="T2" style:family="text">
      <style:text-properties fo:font-variant="normal" fo:text-transform="none" fo:color="#212529" style:font-name="SFMono-Regular" fo:font-size="10.5pt" fo:letter-spacing="normal" fo:font-style="normal" fo:font-weight="normal"/>
    </style:style>
    <style:style style:name="T3" style:family="text">
      <style:text-properties fo:font-variant="normal" fo:text-transform="none" fo:color="#212529" fo:letter-spacing="normal"/>
    </style:style>
    <style:style style:name="T4" style:family="text">
      <style:text-properties fo:font-variant="normal" fo:text-transform="none" fo:color="#0000cf" style:font-name="SFMono-Regular" fo:font-size="10.5pt" fo:letter-spacing="normal" fo:font-style="normal" fo:font-weight="normal"/>
    </style:style>
    <style:style style:name="T5" style:family="text">
      <style:text-properties fo:font-variant="normal" fo:text-transform="none" fo:color="#222222" style:font-name="source sans pro" fo:font-size="13.5pt" fo:letter-spacing="normal" fo:font-style="normal" fo:font-weight="normal"/>
    </style:style>
    <style:style style:name="T6" style:family="text">
      <style:text-properties fo:font-variant="normal" fo:text-transform="none" fo:color="#222222" style:font-name="SFMono-Regular" fo:font-size="10.5pt" fo:letter-spacing="normal" fo:font-style="normal" fo:font-weight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oices - vehicle online inventory control environment </text:p>
      <text:p text:style-name="Standard">Auto-Mate / Cab-Net /Taxi-Book</text:p>
      <text:p text:style-name="Standard"/>
      <text:p text:style-name="Standard">Broker assist system tracking cars, drivers and accidents.</text:p>
      <text:p text:style-name="Standard"/>
      <text:p text:style-name="Standard">Vehicle.dbf</text:p>
      <text:list xml:id="list3671277060286678304" text:style-name="L1">
        <text:list-item>
          <text:p text:style-name="P3">make</text:p>
        </text:list-item>
        <text:list-item>
          <text:p text:style-name="P3">plate</text:p>
        </text:list-item>
        <text:list-item>
          <text:p text:style-name="P3">number</text:p>
        </text:list-item>
        <text:list-item>
          <text:p text:style-name="P3">year</text:p>
        </text:list-item>
        <text:list-item>
          <text:p text:style-name="P3">safety</text:p>
        </text:list-item>
        <text:list-item>
          <text:p text:style-name="P3">inuse</text:p>
        </text:list-item>
        <text:list-item>
          <text:p text:style-name="P3">misc</text:p>
        </text:list-item>
      </text:list>
      <text:p text:style-name="Standard"/>
      <text:p text:style-name="Standard">Driver.dbf</text:p>
      <text:list xml:id="list1490434059026410028" text:style-name="L2">
        <text:list-item>
          <text:p text:style-name="P4">name</text:p>
        </text:list-item>
        <text:list-item>
          <text:p text:style-name="P4">address</text:p>
        </text:list-item>
        <text:list-item>
          <text:p text:style-name="P4">email</text:p>
        </text:list-item>
        <text:list-item>
          <text:p text:style-name="P4">phone</text:p>
        </text:list-item>
        <text:list-item>
          <text:p text:style-name="P4">car</text:p>
        </text:list-item>
        <text:list-item>
          <text:p text:style-name="P4">misc</text:p>
        </text:list-item>
      </text:list>
      <text:p text:style-name="Standard"/>
      <text:p text:style-name="Standard">Accident.dbf</text:p>
      <text:list xml:id="list2373587608618616781" text:style-name="L3">
        <text:list-item>
          <text:p text:style-name="P5">date</text:p>
        </text:list-item>
        <text:list-item>
          <text:p text:style-name="P5">time</text:p>
        </text:list-item>
        <text:list-item>
          <text:p text:style-name="P5">location</text:p>
        </text:list-item>
        <text:list-item>
          <text:p text:style-name="P5">cost</text:p>
        </text:list-item>
        <text:list-item>
          <text:p text:style-name="P5">police</text:p>
        </text:list-item>
        <text:list-item>
          <text:p text:style-name="P5">descrip</text:p>
        </text:list-item>
        <text:list-item>
          <text:p text:style-name="P5">resolve</text:p>
        </text:list-item>
      </text:list>
      <text:p text:style-name="Standard"/>
      <text:p text:style-name="Standard"/>
      <text:p text:style-name="P6"/>
      <text:p text:style-name="Standard"/>
      <text:p text:style-name="P1"><text:span text:style-name="Source_20_Text"><text:span text:style-name="T1"># </text:span></text:span><text:span text:style-name="Source_20_Text"><text:span text:style-name="T2">Python </text:span></text:span><text:span text:style-name="Source_20_Text"><text:span text:style-name="T4">3</text:span></text:span></text:p>
      <text:p text:style-name="P2"><text:span text:style-name="Source_20_Text"><text:span text:style-name="T1">$ </text:span></text:span><text:span text:style-name="Source_20_Text"><text:span text:style-name="T2">python3 -m venv env</text:span></text:span></text:p>
      <text:p text:style-name="P7"><text:span text:style-name="T5">In the above example, this command creates a directory called </text:span><text:span text:style-name="Source_20_Text"><text:span text:style-name="T6">env</text:span></text:span><text:span text:style-name="T5">, which contains a directory structure similar to this:</text:span></text:p>
      <text:p text:style-name="P1"><text:span text:style-name="Source_20_Text"><text:span text:style-name="T3">├── </text:span></text:span><text:span text:style-name="Source_20_Text"><text:span text:style-name="T2">bin</text:span></text:span></text:p>
      <text:p text:style-name="P2"><text:span text:style-name="Source_20_Text"><text:span text:style-name="T3">│ <text:s text:c="2"/>├── </text:span></text:span><text:span text:style-name="Source_20_Text"><text:span text:style-name="T2">activate</text:span></text:span></text:p>
      <text:p text:style-name="P2"><text:span text:style-name="Source_20_Text"><text:span text:style-name="T3">│ <text:s text:c="2"/>├── </text:span></text:span><text:span text:style-name="Source_20_Text"><text:span text:style-name="T2">activate.csh</text:span></text:span></text:p>
      <text:p text:style-name="P2"><text:span text:style-name="Source_20_Text"><text:span text:style-name="T3">│ <text:s text:c="2"/>├── </text:span></text:span><text:span text:style-name="Source_20_Text"><text:span text:style-name="T2">activate.fish</text:span></text:span></text:p>
      <text:p text:style-name="P2"><text:span text:style-name="Source_20_Text"><text:span text:style-name="T3">│ <text:s text:c="2"/>├── </text:span></text:span><text:span text:style-name="Source_20_Text"><text:span text:style-name="T2">easy_install</text:span></text:span></text:p>
      <text:p text:style-name="P2"><text:span text:style-name="Source_20_Text"><text:span text:style-name="T3">│ <text:s text:c="2"/>├── </text:span></text:span><text:span text:style-name="Source_20_Text"><text:span text:style-name="T2">easy_install-3.5</text:span></text:span></text:p>
      <text:p text:style-name="P2"><text:span text:style-name="Source_20_Text"><text:span text:style-name="T3">│ <text:s text:c="2"/>├── </text:span></text:span><text:span text:style-name="Source_20_Text"><text:span text:style-name="T2">pip</text:span></text:span></text:p>
      <text:p text:style-name="P2"><text:span text:style-name="Source_20_Text"><text:span text:style-name="T3">│ <text:s text:c="2"/>├── </text:span></text:span><text:span text:style-name="Source_20_Text"><text:span text:style-name="T2">pip3</text:span></text:span></text:p>
      <text:p text:style-name="P2"><text:span text:style-name="Source_20_Text"><text:span text:style-name="T3">│ <text:s text:c="2"/>├── </text:span></text:span><text:span text:style-name="Source_20_Text"><text:span text:style-name="T2">pip3.5</text:span></text:span></text:p>
      <text:p text:style-name="P2"><text:span text:style-name="Source_20_Text"><text:span text:style-name="T3">│ <text:s text:c="2"/>├── </text:span></text:span><text:span text:style-name="Source_20_Text"><text:span text:style-name="T2">python -&gt; python3.5</text:span></text:span></text:p>
      <text:p text:style-name="P2"><text:span text:style-name="Source_20_Text"><text:span text:style-name="T3">│ <text:s text:c="2"/>├── </text:span></text:span><text:span text:style-name="Source_20_Text"><text:span text:style-name="T2">python3 -&gt; python3.5</text:span></text:span></text:p>
      <text:p text:style-name="P2"><text:span text:style-name="Source_20_Text"><text:span text:style-name="T3">│ <text:s text:c="2"/>└── </text:span></text:span><text:span text:style-name="Source_20_Text"><text:span text:style-name="T2">python3.5 -&gt; /Library/Frameworks/Python.framework/Versions/3.5/bin/python3.5</text:span></text:span></text:p>
      <text:p text:style-name="P2"><text:span text:style-name="Source_20_Text"><text:span text:style-name="T3">├── </text:span></text:span><text:span text:style-name="Source_20_Text"><text:span text:style-name="T2">include</text:span></text:span></text:p>
      <text:p text:style-name="P2"><text:span text:style-name="Source_20_Text"><text:span text:style-name="T3">├── </text:span></text:span><text:span text:style-name="Source_20_Text"><text:span text:style-name="T2">lib</text:span></text:span></text:p>
      <text:p text:style-name="P2"><text:span text:style-name="Source_20_Text"><text:span text:style-name="T3">│ <text:s text:c="2"/>└── </text:span></text:span><text:span text:style-name="Source_20_Text"><text:span text:style-name="T2">python3.5</text:span></text:span></text:p>
      <text:p text:style-name="P2"><text:span text:style-name="Source_20_Text"><text:span text:style-name="T3">│ <text:s text:c="6"/>└── </text:span></text:span><text:span text:style-name="Source_20_Text"><text:span text:style-name="T2">site-packages</text:span></text:span></text:p>
      <text:p text:style-name="P2"><text:span text:style-name="Source_20_Text"><text:span text:style-name="T3">└── </text:span></text:span><text:span text:style-name="Source_20_Text"><text:span text:style-name="T2">pyvenv.cfg</text:span></text:span></text:p>
      <text:p text:style-name="P8">Here’s what each folder contains:</text:p>
      <text:list xml:id="list3715668630955166650" text:style-name="L4">
        <text:list-item>
          <text:p text:style-name="P9"><text:span text:style-name="Source_20_Text"><text:span text:style-name="T6">bin</text:span></text:span><text:span text:style-name="T5">: files that interact with the virtual environment</text:span></text:p>
        </text:list-item>
        <text:list-item>
          <text:p text:style-name="P9"><text:span text:style-name="Source_20_Text"><text:span text:style-name="T6">include</text:span></text:span><text:span text:style-name="T5">: C headers that compile the Python packages</text:span></text:p>
        </text:list-item>
        <text:list-item>
          <text:p text:style-name="P9"><text:span text:style-name="Source_20_Text"><text:span text:style-name="T6">lib</text:span></text:span><text:span text:style-name="T5">: a copy of the Python version along with a </text:span><text:span text:style-name="Source_20_Text"><text:span text:style-name="T6">site-packages</text:span></text:span><text:span text:style-name="T5"> folder where each dependency is installed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FMono-Regular" svg:font-family="SFMono-Regular, Menlo, Monaco, Consolas, 'liberation mono', 'courier new', monospace"/>
    <style:font-face style:name="source sans pro" svg:font-family="'source sans pro', apple-system, BlinkMacSystemFont, 'segoe ui', Roboto, 'helvetica neue', Arial, sans-serif, 'apple color emoji', 'segoe ui emoji', 'segoe ui symbol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1-01T13:19:26.04</meta:creation-date>
    <dc:date>2021-11-04T12:41:27.04</dc:date>
    <meta:editing-duration>P1DT26M10S</meta:editing-duration>
    <meta:editing-cycles>2</meta:editing-cycles>
    <meta:generator>OpenOffice/4.1.10$Win32 OpenOffice.org_project/4110m2$Build-9807</meta:generator>
    <meta:document-statistic meta:table-count="0" meta:image-count="0" meta:object-count="0" meta:page-count="2" meta:paragraph-count="50" meta:word-count="183" meta:character-count="1048"/>
  </office:meta>
</office:document-meta>
</file>